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2cm" draw:fill-color="#0096d4"/>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0000"/>
    </style:style>
    <style:style style:name="gr4" style:family="graphic" style:parent-style-name="standard">
      <style:graphic-properties draw:stroke="none" svg:stroke-width="0.001cm" draw:fill-color="#005a80"/>
    </style:style>
    <style:style style:name="gr5" style:family="graphic" style:parent-style-name="standard">
      <style:graphic-properties svg:stroke-width="0.001cm" svg:stroke-color="#003c55" draw:fill="none" draw:fill-color="#ffffff" fo:padding-top="-0.049cm" fo:padding-bottom="-0.049cm" fo:padding-left="-0.049cm" fo:padding-right="-0.049cm"/>
    </style:style>
    <style:style style:name="gr6" style:family="graphic" style:parent-style-name="standard">
      <style:graphic-properties draw:stroke="none" svg:stroke-width="0.001cm" draw:fill-color="#0096d4"/>
    </style:style>
    <style:style style:name="gr7" style:family="graphic" style:parent-style-name="standard">
      <style:graphic-properties draw:stroke="none" svg:stroke-width="0.001cm" draw:fill-color="#00b4ff"/>
    </style:style>
    <style:style style:name="gr8" style:family="graphic" style:parent-style-name="standard">
      <style:graphic-properties draw:stroke="none" svg:stroke-width="0.001cm" draw:fill-color="#ffffff"/>
    </style:style>
    <style:style style:name="gr9" style:family="graphic" style:parent-style-name="standard">
      <style:graphic-properties draw:stroke="none" svg:stroke-width="0.001cm" draw:fill-color="#e4405d"/>
    </style:style>
  </office:automatic-styles>
  <office:body>
    <office:drawing>
      <draw:page draw:name="page1" draw:style-name="dp1" draw:master-page-name="Default">
        <draw:g>
          <draw:glue-point draw:id="4" svg:x="-3.873cm" svg:y="-5cm"/>
          <draw:glue-point draw:id="5" svg:x="5cm" svg:y="-5cm"/>
          <draw:glue-point draw:id="6" svg:x="0.563cm" svg:y="-5cm"/>
          <draw:glue-point draw:id="7" svg:x="-5cm" svg:y="5cm"/>
          <draw:glue-point draw:id="8" svg:x="3.868cm" svg:y="5cm"/>
          <draw:glue-point draw:id="9" svg:x="-0.566cm" svg:y="5cm"/>
          <draw:glue-point draw:id="10" svg:x="-5cm" svg:y="-4.279cm"/>
          <draw:glue-point draw:id="11" svg:x="-5cm" svg:y="0.361cm"/>
          <draw:glue-point draw:id="12" svg:x="5.041cm" svg:y="4.222cm"/>
          <draw:glue-point draw:id="13" svg:x="5.041cm" svg:y="-0.39cm"/>
          <draw:glue-point draw:id="14" svg:x="5.041cm" svg:y="1.109cm"/>
          <draw:glue-point draw:id="15" svg:x="0.465cm" svg:y="0.093cm"/>
          <draw:polygon draw:style-name="gr1" draw:layer="layout" svg:width="1.222cm" svg:height="0.656cm" svg:x="0cm" svg:y="1.344cm" svg:viewBox="0 0 1223 657" draw:points="0,0 0,657 1223,657 1223,0">
            <text:p/>
          </draw:polygon>
          <draw:path draw:style-name="gr2" draw:layer="layout" svg:width="1.222cm" svg:height="0.656cm" svg:x="0cm" svg:y="1.344cm" svg:viewBox="0 0 1223 657" svg:d="m0 657h1223v-657h-1223zm0 657z">
            <text:p/>
          </draw:path>
          <draw:polygon draw:style-name="gr3" draw:layer="layout" svg:width="0.456cm" svg:height="0.189cm" svg:x="0.589cm" svg:y="1.555cm" svg:viewBox="0 0 457 190" draw:points="356,55 356,0 457,89 356,190 356,134 0,134 0,55">
            <text:p/>
          </draw:polygon>
          <draw:polygon draw:style-name="gr3" draw:layer="layout" svg:width="0.456cm" svg:height="0.189cm" svg:x="0.589cm" svg:y="1.777cm" svg:viewBox="0 0 457 190" draw:points="356,56 356,0 457,89 356,190 356,134 0,134 0,56">
            <text:p/>
          </draw:polygon>
          <draw:polygon draw:style-name="gr3" draw:layer="layout" svg:width="0.456cm" svg:height="0.188cm" svg:x="0.144cm" svg:y="1.444cm" svg:viewBox="0 0 457 189" draw:points="100,133 100,189 0,88 100,0 100,55 457,55 457,133">
            <text:p/>
          </draw:polygon>
          <draw:polygon draw:style-name="gr3" draw:layer="layout" svg:width="0.456cm" svg:height="0.189cm" svg:x="0.144cm" svg:y="1.667cm" svg:viewBox="0 0 457 190" draw:points="100,133 100,190 0,89 100,0 100,55 457,55 457,133">
            <text:p/>
          </draw:polygon>
          <draw:polygon draw:style-name="gr4" draw:layer="layout" svg:width="0.156cm" svg:height="0.788cm" svg:x="1.222cm" svg:y="1.2cm" svg:viewBox="0 0 157 789" draw:points="0,144 157,0 157,644 0,789">
            <text:p/>
          </draw:polygon>
          <draw:polygon draw:style-name="gr2" draw:layer="layout" svg:width="0.156cm" svg:height="0.788cm" svg:x="1.222cm" svg:y="1.2cm" svg:viewBox="0 0 157 789" draw:points="0,144 157,0 157,644 0,789">
            <text:p/>
          </draw:polygon>
          <draw:polygon draw:style-name="gr4" draw:layer="layout" svg:width="1.378cm" svg:height="0.144cm" svg:x="0cm" svg:y="1.2cm" svg:viewBox="0 0 1379 145" draw:points="0,145 155,0 1379,0 1222,145">
            <text:p/>
          </draw:polygon>
          <draw:path draw:style-name="gr5" draw:layer="layout" svg:width="1.378cm" svg:height="0.144cm" svg:x="0cm" svg:y="1.2cm" svg:viewBox="0 0 1379 145" svg:d="m0 144 155-144h1224l-157 145h-1222zm0-1z">
            <text:p/>
          </draw:path>
          <draw:polygon draw:style-name="gr5" draw:layer="layout" svg:width="1.378cm" svg:height="0.144cm" svg:x="0cm" svg:y="1.2cm" svg:viewBox="0 0 1379 145" draw:points="0,145 155,0 1379,0 1222,145">
            <text:p/>
          </draw:polygon>
          <draw:polygon draw:style-name="gr6" draw:layer="layout" svg:width="1.222cm" svg:height="1.211cm" svg:x="0cm" svg:y="0.144cm" svg:viewBox="0 0 1223 1212" draw:points="0,0 0,1212 1223,1212 1223,0">
            <text:p/>
          </draw:polygon>
          <draw:polygon draw:style-name="gr2" draw:layer="layout" svg:width="1.222cm" svg:height="1.211cm" svg:x="0cm" svg:y="0.144cm" svg:viewBox="0 0 1223 1212" draw:points="0,0 0,1212 1223,1212 1223,0">
            <text:p/>
          </draw:polygon>
          <draw:polygon draw:style-name="gr7" draw:layer="layout" svg:width="1.378cm" svg:height="0.144cm" svg:x="0cm" svg:y="0cm" svg:viewBox="0 0 1379 145" draw:points="0,145 155,0 1379,0 1222,145">
            <text:p/>
          </draw:polygon>
          <draw:polygon draw:style-name="gr2" draw:layer="layout" svg:width="1.378cm" svg:height="0.144cm" svg:x="0cm" svg:y="0cm" svg:viewBox="0 0 1379 145" draw:points="0,145 155,0 1379,0 1222,145">
            <text:p/>
          </draw:polygon>
          <draw:polygon draw:style-name="gr4" draw:layer="layout" svg:width="0.156cm" svg:height="1.344cm" svg:x="1.222cm" svg:y="0cm" svg:viewBox="0 0 157 1345" draw:points="0,144 157,0 157,1200 0,1345">
            <text:p/>
          </draw:polygon>
          <draw:polygon draw:style-name="gr2" draw:layer="layout" svg:width="0.156cm" svg:height="1.344cm" svg:x="1.222cm" svg:y="0cm" svg:viewBox="0 0 157 1345" draw:points="0,144 157,0 157,1200 0,1345">
            <text:p/>
          </draw:polygon>
          <draw:polygon draw:style-name="gr3" draw:layer="layout" svg:width="0.422cm" svg:height="0.188cm" svg:x="0.056cm" svg:y="0.645cm" svg:viewBox="0 0 423 189" draw:points="423,44 99,44 99,0 0,88 99,189 99,144 423,144">
            <text:p/>
          </draw:polygon>
          <draw:polygon draw:style-name="gr3" draw:layer="layout" svg:width="0.333cm" svg:height="0.333cm" svg:x="0.211cm" svg:y="0.356cm" svg:viewBox="0 0 334 334" draw:points="334,267 100,33 133,0 0,0 0,133 33,100 267,334">
            <text:p/>
          </draw:polygon>
          <draw:polygon draw:style-name="gr3" draw:layer="layout" svg:width="0.188cm" svg:height="0.423cm" svg:x="0.5cm" svg:y="0.2cm" svg:viewBox="0 0 189 424" draw:points="144,424 144,89 189,89 100,0 0,89 43,89 43,424">
            <text:p/>
          </draw:polygon>
          <draw:polygon draw:style-name="gr3" draw:layer="layout" svg:width="0.334cm" svg:height="0.333cm" svg:x="0.644cm" svg:y="0.356cm" svg:viewBox="0 0 335 334" draw:points="66,334 301,100 335,133 335,0 200,0 234,33 0,267">
            <text:p/>
          </draw:polygon>
          <draw:polygon draw:style-name="gr3" draw:layer="layout" svg:width="0.423cm" svg:height="0.188cm" svg:x="0.711cm" svg:y="0.645cm" svg:viewBox="0 0 424 189" draw:points="0,144 334,144 334,189 424,88 334,0 334,44 0,44">
            <text:p/>
          </draw:polygon>
          <draw:polygon draw:style-name="gr3" draw:layer="layout" svg:width="0.334cm" svg:height="0.333cm" svg:x="0.644cm" svg:y="0.789cm" svg:viewBox="0 0 335 334" draw:points="0,66 234,300 200,334 335,334 335,200 301,233 66,0">
            <text:p/>
          </draw:polygon>
          <draw:polygon draw:style-name="gr3" draw:layer="layout" svg:width="0.188cm" svg:height="0.622cm" svg:x="0.5cm" svg:y="0.855cm" svg:viewBox="0 0 189 623" draw:points="43,0 43,522 0,522 100,623 189,522 144,522 144,0">
            <text:p/>
          </draw:polygon>
          <draw:polygon draw:style-name="gr3" draw:layer="layout" svg:width="0.333cm" svg:height="0.333cm" svg:x="0.211cm" svg:y="0.789cm" svg:viewBox="0 0 334 334" draw:points="267,0 33,233 0,200 0,334 133,334 100,300 334,66">
            <text:p/>
          </draw:polygon>
          <draw:polygon draw:style-name="gr8" draw:layer="layout" svg:width="0.422cm" svg:height="0.189cm" svg:x="0.067cm" svg:y="0.656cm" svg:viewBox="0 0 423 190" draw:points="423,44 100,44 100,0 0,89 100,190 100,145 423,145">
            <text:p/>
          </draw:polygon>
          <draw:polygon draw:style-name="gr8" draw:layer="layout" svg:width="0.333cm" svg:height="0.333cm" svg:x="0.222cm" svg:y="0.367cm" svg:viewBox="0 0 334 334" draw:points="334,267 99,33 133,0 0,0 0,133 32,100 267,334">
            <text:p/>
          </draw:polygon>
          <draw:polygon draw:style-name="gr8" draw:layer="layout" svg:width="0.189cm" svg:height="0.422cm" svg:x="0.511cm" svg:y="0.211cm" svg:viewBox="0 0 190 423" draw:points="145,423 145,89 190,89 100,0 0,89 44,89 44,423">
            <text:p/>
          </draw:polygon>
          <draw:polygon draw:style-name="gr8" draw:layer="layout" svg:width="0.333cm" svg:height="0.333cm" svg:x="0.656cm" svg:y="0.367cm" svg:viewBox="0 0 334 334" draw:points="66,334 300,100 334,133 334,0 200,0 233,33 0,267">
            <text:p/>
          </draw:polygon>
          <draw:polygon draw:style-name="gr8" draw:layer="layout" svg:width="0.422cm" svg:height="0.189cm" svg:x="0.722cm" svg:y="0.656cm" svg:viewBox="0 0 423 190" draw:points="0,145 334,145 334,190 423,89 334,0 334,44 0,44">
            <text:p/>
          </draw:polygon>
          <draw:polygon draw:style-name="gr8" draw:layer="layout" svg:width="0.333cm" svg:height="0.334cm" svg:x="0.656cm" svg:y="0.8cm" svg:viewBox="0 0 334 335" draw:points="0,67 233,301 200,335 334,335 334,200 300,234 66,0">
            <text:p/>
          </draw:polygon>
          <draw:polygon draw:style-name="gr8" draw:layer="layout" svg:width="0.189cm" svg:height="0.622cm" svg:x="0.511cm" svg:y="0.867cm" svg:viewBox="0 0 190 623" draw:points="44,0 44,522 0,522 100,623 190,522 145,522 145,0">
            <text:p/>
          </draw:polygon>
          <draw:polygon draw:style-name="gr8" draw:layer="layout" svg:width="0.333cm" svg:height="0.334cm" svg:x="0.222cm" svg:y="0.8cm" svg:viewBox="0 0 334 335" draw:points="267,0 32,234 0,200 0,335 133,335 99,301 334,67">
            <text:p/>
          </draw:polygon>
          <draw:polygon draw:style-name="gr3" draw:layer="layout" svg:width="0.366cm" svg:height="0.366cm" svg:x="0.411cm" svg:y="0.566cm" svg:viewBox="0 0 367 367" draw:points="367,183 366,174 366,165 364,155 363,146 360,137 358,128 355,120 352,111 348,102 343,94 339,86 333,78 328,71 322,64 316,57 310,50 302,44 295,38 288,33 280,28 272,23 264,19 256,14 247,11 238,8 229,5 220,4 211,2 201,0 192,0 183,0 174,0 165,0 155,2 146,4 137,5 128,8 119,11 110,14 102,19 94,23 86,28 78,33 71,38 64,44 56,50 50,57 44,64 38,71 32,78 27,86 23,94 18,102 14,111 11,120 8,128 5,137 3,146 1,155 0,165 0,174 0,183 0,192 0,201 1,211 3,220 5,229 8,238 11,246 14,255 18,264 23,272 27,280 32,288 38,295 44,303 50,309 56,316 64,322 71,328 78,333 86,339 94,343 102,348 110,352 119,355 128,358 137,361 146,363 155,364 165,366 174,366 183,367 192,366 201,366 211,364 220,363 229,361 238,358 247,355 256,352 264,348 272,343 280,339 288,333 295,328 302,322 310,316 316,309 322,303 328,295 333,288 339,280 343,272 348,264 352,255 355,246 358,238 360,229 363,220 364,211 366,201 366,192">
            <text:p/>
          </draw:polygon>
          <draw:polygon draw:style-name="gr8" draw:layer="layout" svg:width="0.366cm" svg:height="0.366cm" svg:x="0.433cm" svg:y="0.589cm" svg:viewBox="0 0 367 367" draw:points="367,183 366,174 366,164 364,155 363,146 361,137 358,128 355,119 352,111 348,102 343,94 339,85 334,78 328,70 322,63 316,57 309,50 302,44 295,38 288,32 280,27 272,22 264,18 256,14 247,11 238,8 229,5 220,3 211,1 202,0 192,0 183,0 174,0 164,0 155,1 146,3 137,5 128,8 119,11 111,14 102,18 94,22 86,27 78,32 71,38 64,44 57,50 50,57 44,63 38,70 32,78 27,85 22,94 18,102 14,111 11,119 8,128 5,137 3,146 1,155 0,164 0,174 0,183 0,192 0,202 1,211 3,220 5,229 8,238 11,247 14,255 18,264 22,272 27,280 32,288 38,295 44,303 50,309 57,316 64,322 71,328 78,333 86,339 94,343 102,348 111,352 119,355 128,358 137,360 146,363 155,365 164,366 174,366 183,367 192,366 202,366 211,365 220,363 229,360 238,358 247,355 256,352 264,348 272,343 280,339 288,333 295,328 302,322 309,316 316,309 322,303 328,295 334,288 339,280 343,272 348,264 352,255 355,247 358,238 361,229 363,220 364,211 366,202 366,192">
            <text:p/>
          </draw:polygon>
          <draw:polygon draw:style-name="gr9" draw:layer="layout" svg:width="0.366cm" svg:height="0.366cm" svg:x="0.422cm" svg:y="0.578cm" svg:viewBox="0 0 367 367" draw:points="367,183 366,174 366,164 365,155 363,146 361,137 358,128 355,119 352,111 348,102 343,94 339,86 334,78 328,71 322,63 316,57 310,50 302,44 295,38 288,32 280,27 272,23 264,18 256,14 247,11 238,8 229,5 220,3 211,2 201,0 192,0 183,0 174,0 164,0 155,2 146,3 137,5 128,8 119,11 110,14 102,18 94,23 86,27 78,32 71,38 64,44 56,50 50,57 44,63 38,71 32,78 27,86 23,94 18,102 14,111 11,119 8,128 5,137 3,146 2,155 0,164 0,174 0,183 0,192 0,202 2,211 3,220 5,229 8,238 11,247 14,255 18,264 23,272 27,280 32,288 38,295 44,303 50,309 56,316 64,322 71,328 78,334 86,339 94,343 102,348 110,352 119,355 128,358 137,361 146,363 155,365 164,366 174,366 183,367 192,366 201,366 211,365 220,363 229,361 238,358 247,355 256,352 264,348 272,343 280,339 288,334 295,328 302,322 310,316 316,309 322,303 328,295 334,288 339,280 343,272 348,264 352,255 355,247 358,238 361,229 363,220 365,211 366,202 366,192">
            <text:p/>
          </draw:polygon>
          <draw:polygon draw:style-name="gr8" draw:layer="layout" svg:width="0.455cm" svg:height="0.189cm" svg:x="0.6cm" svg:y="1.566cm" svg:viewBox="0 0 456 190" draw:points="355,56 355,0 456,89 355,190 355,134 0,134 0,56">
            <text:p/>
          </draw:polygon>
          <draw:polygon draw:style-name="gr8" draw:layer="layout" svg:width="0.455cm" svg:height="0.189cm" svg:x="0.6cm" svg:y="1.789cm" svg:viewBox="0 0 456 190" draw:points="355,55 355,0 456,89 355,190 355,133 0,133 0,55">
            <text:p/>
          </draw:polygon>
          <draw:polygon draw:style-name="gr8" draw:layer="layout" svg:width="0.456cm" svg:height="0.189cm" svg:x="0.155cm" svg:y="1.455cm" svg:viewBox="0 0 457 190" draw:points="100,134 100,190 0,89 100,0 100,55 457,55 457,134">
            <text:p/>
          </draw:polygon>
          <draw:polygon draw:style-name="gr8" draw:layer="layout" svg:width="0.456cm" svg:height="0.189cm" svg:x="0.155cm" svg:y="1.678cm" svg:viewBox="0 0 457 190" draw:points="100,134 100,190 0,89 100,0 100,56 457,56 457,134">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Data Switch Processor</dc:title>
    <meta:creation-date>2011-02-07T16:45:01</meta:creation-date>
    <meta:editing-duration>P0D</meta:editing-duration>
    <meta:editing-cycles>1</meta:editing-cycles>
    <meta:document-statistic meta:object-count="41"/>
    <meta:generator>OpenOffice.org/3.3$Linux OpenOffice.org_project/330m20$Build-9567</meta:generator>
  </office:meta>
</office:document-meta>
</file>